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71d1" officeooo:paragraph-rsid="000071d1"/>
    </style:style>
    <style:style style:name="P2" style:family="paragraph" style:parent-style-name="Standard">
      <style:text-properties officeooo:rsid="000071d1" officeooo:paragraph-rsid="000071d1" style:language-asian="ja" style:country-asian="JP"/>
    </style:style>
    <style:style style:name="P3" style:family="paragraph" style:parent-style-name="Standard">
      <style:text-properties officeooo:rsid="000248c6" officeooo:paragraph-rsid="000248c6" style:language-asian="ja" style:country-asian="JP"/>
    </style:style>
    <style:style style:name="P4" style:family="paragraph" style:parent-style-name="Standard">
      <style:text-properties officeooo:rsid="0003dbff" officeooo:paragraph-rsid="0003dbff" style:language-asian="ja" style:country-asian="JP"/>
    </style:style>
    <style:style style:name="P5" style:family="paragraph" style:parent-style-name="Standard">
      <style:text-properties officeooo:rsid="00061521" officeooo:paragraph-rsid="00061521" style:language-asian="ja" style:country-asian="JP"/>
    </style:style>
    <style:style style:name="P6" style:family="paragraph" style:parent-style-name="Standard">
      <style:text-properties officeooo:rsid="000c8439" officeooo:paragraph-rsid="000c8439" style:language-asian="ja" style:country-asian="JP"/>
    </style:style>
    <style:style style:name="P7" style:family="paragraph" style:parent-style-name="Standard">
      <style:text-properties officeooo:rsid="000d7207" officeooo:paragraph-rsid="000d7207" style:language-asian="ja" style:country-asian="JP"/>
    </style:style>
    <style:style style:name="P8" style:family="paragraph" style:parent-style-name="Standard">
      <style:text-properties officeooo:rsid="000d7207" officeooo:paragraph-rsid="000f07d1" style:language-asian="ja" style:country-asian="JP"/>
    </style:style>
    <style:style style:name="P9" style:family="paragraph" style:parent-style-name="Standard">
      <style:text-properties officeooo:rsid="000d7207" officeooo:paragraph-rsid="0010344b" style:language-asian="ja" style:country-asian="JP"/>
    </style:style>
    <style:style style:name="P10" style:family="paragraph" style:parent-style-name="Standard">
      <style:text-properties fo:language="de" fo:country="DE" officeooo:rsid="000d7207" officeooo:paragraph-rsid="000d7207" style:language-asian="ja" style:country-asian="JP"/>
    </style:style>
    <style:style style:name="P11" style:family="paragraph" style:parent-style-name="Standard">
      <style:text-properties fo:language="en" fo:country="US" officeooo:rsid="000d7207" officeooo:paragraph-rsid="000d7207" style:language-asian="ja" style:country-asian="JP"/>
    </style:style>
    <style:style style:name="P12" style:family="paragraph" style:parent-style-name="Standard">
      <style:text-properties fo:language="en" fo:country="US" officeooo:rsid="0010344b" officeooo:paragraph-rsid="0010344b" style:language-asian="ja" style:country-asian="JP"/>
    </style:style>
    <style:style style:name="P13" style:family="paragraph" style:parent-style-name="Standard">
      <style:text-properties officeooo:rsid="00061521" officeooo:paragraph-rsid="00061521" style:language-asian="ja" style:country-asian="JP"/>
    </style:style>
    <style:style style:name="P14" style:family="paragraph" style:parent-style-name="Standard">
      <style:text-properties officeooo:rsid="00198ef3" officeooo:paragraph-rsid="00198ef3" style:language-asian="ja" style:country-asian="JP"/>
    </style:style>
    <style:style style:name="P15" style:family="paragraph" style:parent-style-name="Standard">
      <style:text-properties officeooo:rsid="00198ef3" officeooo:paragraph-rsid="001b5cd2" style:language-asian="ja" style:country-asian="JP"/>
    </style:style>
    <style:style style:name="T1" style:family="text">
      <style:text-properties officeooo:rsid="000c8439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f07d1"/>
    </style:style>
    <style:style style:name="T4" style:family="text">
      <style:text-properties fo:language="de" fo:country="DE" officeooo:rsid="000d7207"/>
    </style:style>
    <style:style style:name="T5" style:family="text">
      <style:text-properties fo:language="de" fo:country="DE" officeooo:rsid="001b5cd2"/>
    </style:style>
    <style:style style:name="T6" style:family="text">
      <style:text-properties fo:language="de" fo:country="DE" officeooo:rsid="001c4b08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f07d1"/>
    </style:style>
    <style:style style:name="T9" style:family="text">
      <style:text-properties fo:language="en" fo:country="US" officeooo:rsid="0010344b"/>
    </style:style>
    <style:style style:name="T10" style:family="text">
      <style:text-properties fo:language="en" fo:country="US" officeooo:rsid="000d7207"/>
    </style:style>
    <style:style style:name="T11" style:family="text">
      <style:text-properties fo:language="en" fo:country="US" officeooo:rsid="001b5cd2"/>
    </style:style>
    <style:style style:name="T12" style:family="text">
      <style:text-properties officeooo:rsid="000f07d1"/>
    </style:style>
    <style:style style:name="T13" style:family="text">
      <style:text-properties officeooo:rsid="0010344b"/>
    </style:style>
    <style:style style:name="T14" style:family="text">
      <style:text-properties officeooo:rsid="00136ab7"/>
    </style:style>
    <style:style style:name="T15" style:family="text">
      <style:text-properties officeooo:rsid="000d7207"/>
    </style:style>
    <style:style style:name="T16" style:family="text">
      <style:text-properties officeooo:rsid="001b5cd2"/>
    </style:style>
    <style:style style:name="T17" style:family="text">
      <style:text-properties officeooo:rsid="001c4b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sson 4 – <text:span text:style-name="T1">Plural</text:span></text:p>
      <text:p text:style-name="P5"/>
      <text:p text:style-name="P6">What’s more intimidating than 3 forms of ‘the’? The fact that there are nearly a dozen different ways to form plurals!</text:p>
      <text:p text:style-name="P6"/>
      <text:p text:style-name="P6">In English, we add ‘-s’ to the end of the word when we want to talk about many of them. “The schools.” “The cars.” “The blankets.” Sure we have some oddballs, like <text:span text:style-name="T14">child</text:span> → <text:span text:style-name="T14">children</text:span> and goose → geese, but for the most part, it’s simple.</text:p>
      <text:p text:style-name="P6"/>
      <text:p text:style-name="P6">Not so in German. That’s why you’ll see the plural listed along with the word in most German dictionaries – it’s easiest to just learn them together!</text:p>
      <text:p text:style-name="P6"/>
      <text:p text:style-name="P8">Add -e<text:tab/><text:tab/><text:tab/><text:tab/><text:tab/><text:tab/>der Hund → die Hunde, das Brot → die Brote</text:p>
      <text:p text:style-name="P8"/>
      <text:p text:style-name="P8">→ may trigger an umlaut change<text:tab/><text:tab/><text:span text:style-name="T12">der </text:span><text:span text:style-name="T8">St</text:span><text:span text:style-name="T3">u</text:span><text:span text:style-name="T8">hl → die St</text:span><text:span text:style-name="T2">ü</text:span><text:span text:style-name="T8">hle</text:span></text:p>
      <text:p text:style-name="P7"/>
      <text:p text:style-name="P7">Add -er<text:tab/><text:tab/><text:tab/><text:tab/><text:tab/><text:span text:style-name="T12">das Kind → die Kinder</text:span></text:p>
      <text:p text:style-name="P7"/>
      <text:p text:style-name="P7">→ may trigger an umlaut change<text:tab/><text:tab/><text:span text:style-name="T2">das Buch → die Bücher, </text:span><text:span text:style-name="T7">der Mann → </text:span><text:span text:style-name="T2">die Männer,</text:span></text:p>
      <text:p text:style-name="P7"><text:tab/><text:tab/><text:tab/><text:tab/><text:tab/><text:tab/>das Haus → die H<text:span text:style-name="T2">ä</text:span><text:span text:style-name="T7">user</text:span></text:p>
      <text:p text:style-name="P10"/>
      <text:p text:style-name="P11">(These two are often used for masculine / neuter words)</text:p>
      <text:p text:style-name="P7"/>
      <text:p text:style-name="P7">***<text:span text:style-name="T13">Hint: Notice something that is the same between all these words? No matter if their singular for uses “der”, “die”, or “das”, the plural always uses “die”!***</text:span></text:p>
      <text:p text:style-name="P7"/>
      <text:p text:style-name="P7">Add -n<text:tab/><text:tab/>die Tasse → die Tassen, die Katze → die Katzen, der Junge → die Jungen</text:p>
      <text:p text:style-name="P7"/>
      <text:p text:style-name="P7">Add -en<text:tab/>die Frau → die Frauen</text:p>
      <text:p text:style-name="P7"/>
      <text:p text:style-name="P7">Add -nen<text:tab/><text:span text:style-name="T13">die Studentin → die Studentinnen </text:span></text:p>
      <text:p text:style-name="P7"/>
      <text:p text:style-name="P7">(these are common for feminine words)</text:p>
      <text:p text:style-name="P11"/>
      <text:p text:style-name="P7">Add -s<text:tab/><text:tab/><text:span text:style-name="T13">das Auto → die Autos</text:span></text:p>
      <text:p text:style-name="P7"/>
      <text:p text:style-name="P7">(this is common for foreign words or words ending in a vowel other than ‘e’)</text:p>
      <text:p text:style-name="P7"/>
      <text:p text:style-name="P9">No Change<text:tab/><text:tab/><text:tab/><text:tab/><text:tab/><text:span text:style-name="T13">das M</text:span><text:span text:style-name="T2">ä</text:span><text:span text:style-name="T9">dchen → die M</text:span><text:span text:style-name="T2">ä</text:span><text:span text:style-name="T9">dchen</text:span></text:p>
      <text:p text:style-name="P12"/>
      <text:p text:style-name="P12"/>
      <text:p text:style-name="P12"/>
      <text:p text:style-name="P7"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Die Frau <text:span text:style-name="T16">rennt.</text:span></text:p>
      <text:p text:style-name="P15">Die Frauen <text:span text:style-name="T16">singen.</text:span></text:p>
      <text:p text:style-name="P15"><text:span text:style-name="T16">Der Junge trinkt d</text:span>ie Tasse <text:span text:style-name="T16">Tee.</text:span></text:p>
      <text:p text:style-name="P14"><text:span text:style-name="T16">Das Teeservice hat d</text:span>ie Tassen.</text:p>
      <text:p text:style-name="P14">Die Katze <text:span text:style-name="T16">trinkt die Milch.</text:span></text:p>
      <text:p text:style-name="P14">Die <text:span text:style-name="T16">Frau liebt die</text:span> Katzen </text:p>
      <text:p text:style-name="P14">Das Haus <text:span text:style-name="T16">ist seht alt.</text:span></text:p>
      <text:p text:style-name="P14">Die <text:span text:style-name="T15">H</text:span><text:span text:style-name="T4">ä</text:span><text:span text:style-name="T10">user </text:span><text:span text:style-name="T11">sind weiß und braun.</text:span></text:p>
      <text:p text:style-name="P14"><text:span text:style-name="T11">Hier ist d</text:span><text:span text:style-name="T7">as Brot</text:span></text:p>
      <text:p text:style-name="P14"><text:span text:style-name="T16">Der Mann hat d</text:span>ie Brote</text:p>
      <text:p text:style-name="P14">Das M<text:span text:style-name="T4">ä</text:span><text:span text:style-name="T2">dchen </text:span><text:span text:style-name="T5">isst das Brot.</text:span></text:p>
      <text:p text:style-name="P14">Die M<text:span text:style-name="T4">ä</text:span><text:span text:style-name="T2">dchen </text:span><text:span text:style-name="T5">spielen ein Videospiel</text:span></text:p>
      <text:p text:style-name="P14">Der Hund <text:span text:style-name="T17">und die Frau spazieren.</text:span></text:p>
      <text:p text:style-name="P14">Die <text:span text:style-name="T17">Frauen lieben die</text:span> Hunde</text:p>
      <text:p text:style-name="P14">Der Mann <text:span text:style-name="T17">kocht das Abendessen.</text:span></text:p>
      <text:p text:style-name="P14">Die M<text:span text:style-name="T4">ä</text:span><text:span text:style-name="T2">nner </text:span><text:span text:style-name="T6">spielen basketball</text:span></text:p>
      <text:p text:style-name="P14">Der Junge <text:span text:style-name="T17">spielt mit seinem Haustier.</text:span></text:p>
      <text:p text:style-name="P14">Die Jungen <text:span text:style-name="T17">machen Sport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Das Maedchen faehrt Fahrrad</text:p>
      <text:p text:style-name="P2">Das Haus ist sehr alt.</text:p>
      <text:p text:style-name="P3">Meine Mutter liest das Buch.</text:p>
      <text:p text:style-name="P3">Seine Schwester isst das Brot.</text:p>
      <text:p text:style-name="P3">Die Frau liest die Zeitung. </text:p>
      <text:p text:style-name="P1">Sie trinkt die Tasse Kaffee.</text:p>
      <text:p text:style-name="P3">Die Katze hat großen Hunger!</text:p>
      <text:p text:style-name="P4">Der Mann kocht das Abendessen</text:p>
      <text:p text:style-name="P4">Der Junge spielt das Videospiel</text:p>
      <text:p text:style-name="P4">Der Hund schlaeft in seiner Hundehütte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7T15:22:58.903000000</meta:creation-date>
    <dc:date>2025-06-12T21:19:27.299000000</dc:date>
    <meta:editing-duration>PT10H50M40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7" meta:word-count="387" meta:character-count="2081" meta:non-whitespace-character-count="1707"/>
  </office:meta>
</office:document-meta>
</file>